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 style:master-page-name="Standard">
      <style:table-properties style:width="18.256cm" fo:margin-left="0.053cm" fo:margin-right="0.152cm" fo:margin-top="0cm" fo:margin-bottom="0cm" style:page-number="auto" table:align="margins" style:writing-mode="lr-tb"/>
    </style:style>
    <style:style style:name="Tabell1.A" style:family="table-column">
      <style:table-column-properties style:column-width="6.085cm" style:rel-column-width="3450*"/>
    </style:style>
    <style:style style:name="Tabell1.B" style:family="table-column">
      <style:table-column-properties style:column-width="1.266cm" style:rel-column-width="718*"/>
    </style:style>
    <style:style style:name="Tabell1.C" style:family="table-column">
      <style:table-column-properties style:column-width="10.904cm" style:rel-column-width="6182*"/>
    </style:style>
    <style:style style:name="Tabell1.1" style:family="table-row">
      <style:table-row-properties style:min-row-height="7.779cm" style:keep-together="true" fo:keep-together="auto"/>
    </style:style>
    <style:style style:name="Tabell1.A1" style:family="table-cell">
      <style:table-cell-properties style:vertical-align="bottom" fo:padding-left="0.203cm" fo:padding-right="0.203cm" fo:padding-top="0cm" fo:padding-bottom="0cm" fo:border="none"/>
    </style:style>
    <style:style style:name="Tabell1.B1" style:family="table-cell">
      <style:table-cell-properties fo:padding-left="0.203cm" fo:padding-right="0.203cm" fo:padding-top="0cm" fo:padding-bottom="0cm" fo:border="none"/>
    </style:style>
    <style:style style:name="Tabell1.2" style:family="table-row">
      <style:table-row-properties style:keep-together="true" fo:keep-together="auto"/>
    </style:style>
    <style:style style:name="P1" style:family="paragraph" style:parent-style-name="Standard">
      <style:paragraph-properties>
        <style:tab-stops>
          <style:tab-stop style:position="1.746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746cm"/>
        </style:tab-stops>
      </style:paragraph-properties>
      <style:text-properties fo:language="en" fo:country="US"/>
    </style:style>
    <style:style style:name="P3" style:family="paragraph" style:parent-style-name="Standard">
      <style:text-properties fo:color="#ffffff"/>
    </style:style>
    <style:style style:name="P4" style:family="paragraph" style:parent-style-name="Heading_20_2">
      <style:text-properties style:language-complex="nb" style:country-complex="NO"/>
    </style:style>
    <style:style style:name="P5" style:family="paragraph" style:parent-style-name="Heading_20_3">
      <style:text-properties style:language-complex="nb" style:country-complex="NO"/>
    </style:style>
    <style:style style:name="P6" style:family="paragraph" style:parent-style-name="Standard">
      <style:text-properties style:language-complex="nb" style:country-complex="NO"/>
    </style:style>
    <style:style style:name="T1" style:family="text">
      <style:text-properties fo:letter-spacing="normal" style:text-scale="82%"/>
    </style:style>
    <style:style style:name="T2" style:family="text">
      <style:text-properties fo:letter-spacing="0.011cm" style:text-scale="82%"/>
    </style:style>
    <style:style style:name="T3" style:family="text">
      <style:text-properties style:language-complex="nb" style:country-complex="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 table:style-name="Tabell1.1">
          <table:table-cell table:style-name="Tabell1.A1" office:value-type="string">
            <text:p text:style-name="P1"/>
          </table:table-cell>
          <table:table-cell table:style-name="Tabell1.B1" office:value-type="string">
            <text:p text:style-name="P1"/>
          </table:table-cell>
          <table:table-cell table:style-name="Tabell1.A1" office:value-type="string">
            <text:p text:style-name="Title">Benjamin Naustvoll</text:p>
            <text:p text:style-name="Standard"/>
            <text:p text:style-name="Subtitle"><text:span text:style-name="T2"/></text:p>
            <text:p text:style-name="Standard"/>
          </table:table-cell>
        </table:table-row>
        <table:table-row table:style-name="Tabell1.2">
          <table:table-cell table:style-name="Tabell1.B1" office:value-type="string">
            <text:list xml:id="list3196367015901308837" text:style-name="Outline">
              <text:list-item>
                <text:list>
                  <text:list-item>
                    <text:list>
                      <text:list-item>
                        <text:h text:style-name="Heading_20_3" text:outline-level="3">nØKKELKVALIFIKASJONER</text:h>
                      </text:list-item>
                    </text:list>
                  </text:list-item>
                </text:list>
              </text:list-item>
            </text:list>
            <text:p text:style-name="Standard">Arbeidsvillig, lærevillig, fleksibel, kan jobbe lange arbeidsdager, takler stress godt, godt humør, gode dataferdigheter.</text:p>
            <text:p text:style-name="Standard"/>
            <text:p text:style-name="Standard">Sertifikat Klasse B</text:p>
            <text:list xml:id="list30755370" text:continue-numbering="true" text:style-name="Outline">
              <text:list-item>
                <text:list>
                  <text:list-item>
                    <text:list>
                      <text:list-item>
                        <text:h text:style-name="P5" text:outline-level="3">Kontakt</text:h>
                      </text:list-item>
                    </text:list>
                  </text:list-item>
                </text:list>
              </text:list-item>
            </text:list>
            <text:p text:style-name="P6">TELEFON:</text:p>
            <text:p text:style-name="Standard">90032862</text:p>
            <text:p text:style-name="Standard"/>
            <text:p text:style-name="P6">E-POST:</text:p>
            <text:p text:style-name="Standard"><text:a xlink:type="simple" xlink:href="mailto:b.naustvoll@gmail.com" text:style-name="Internet_20_link" text:visited-style-name="Visited_20_Internet_20_Link">b.naustvoll@gmail.com</text:a></text:p>
            <text:p text:style-name="Standard"/>
            <text:p text:style-name="Standard">ADRESSE:</text:p>
            <text:p text:style-name="Standard">Lyrveien 8</text:p>
            <text:p text:style-name="Standard">Kristiansund 6515</text:p>
            <text:list xml:id="list30736877" text:continue-numbering="true" text:style-name="Outline">
              <text:list-item>
                <text:list>
                  <text:list-item>
                    <text:list>
                      <text:list-item>
                        <text:h text:style-name="P5" text:outline-level="3">Hobbyer</text:h>
                      </text:list-item>
                    </text:list>
                  </text:list-item>
                </text:list>
              </text:list-item>
            </text:list>
            <text:p text:style-name="Standard">E-Sport</text:p>
            <text:p text:style-name="Standard">Fantasy</text:p>
            <text:p text:style-name="Standard">Bueskyting</text:p>
          </table:table-cell>
          <table:table-cell table:style-name="Tabell1.B1" office:value-type="string">
            <text:p text:style-name="P2"/>
          </table:table-cell>
          <table:table-cell table:style-name="Tabell1.B1" office:value-type="string">
            <text:list xml:id="list30755429" text:continue-numbering="true" text:style-name="Outline">
              <text:list-item>
                <text:list>
                  <text:list-item>
                    <text:h text:style-name="Heading_20_2" text:outline-level="2"><text:span text:style-name="T3">UTDANNING:</text:span></text:h>
                    <text:list>
                      <text:list-item>
                        <text:list>
                          <text:list-item>
                            <text:h text:style-name="Heading_20_4" text:outline-level="4">Nordmøre Folkehøgskole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Date">2019-2020</text:p>
            <text:p text:style-name="P6">E-sport, fokus på lagarbeid, teambuilding</text:p>
            <text:p text:style-name="Standard"/>
            <text:list xml:id="list3075805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Heading_20_4" text:outline-level="4">Atlanten Videregående skole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Standard">2015-2018</text:p>
            <text:p text:style-name="Standard">Studiespesialiserende, generell studiekompetanse.</text:p>
            <text:p text:style-name="Standard"/>
            <text:list xml:id="list30749399" text:continue-numbering="true" text:style-name="Outline">
              <text:list-item>
                <text:list>
                  <text:list-item>
                    <text:h text:style-name="P4" text:outline-level="2">ARBEIDSERFARING</text:h>
                    <text:list>
                      <text:list-item>
                        <text:list>
                          <text:list-item>
                            <text:h text:style-name="Heading_20_4" text:outline-level="4">Aure Barne og Ungdomskole Ekstrahjelp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Text_20_body">2 måneder i 2024</text:p>
            <text:p text:style-name="Text_20_body">Hjalp til med undervisning, vakt i friminutter.</text:p>
            <text:list xml:id="list3076341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Heading_20_4" text:outline-level="4">Aquagen<text:span text:style-name="T3"> <text:s/></text:span>driftsmedarbeider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Date">Mai-August<text:span text:style-name="T3">–</text:span>2022</text:p>
            <text:p text:style-name="Standard">Mai-August -2021</text:p>
            <text:p text:style-name="Standard">Mai-August-2020</text:p>
            <text:p text:style-name="Standard">April-August-2019</text:p>
            <text:p text:style-name="Standard">Sommer -2017</text:p>
            <text:p text:style-name="Standard"/>
            <text:p text:style-name="Standard">Vedlikehold av anlegg, foring av fisk, forefallende arbeid.</text:p>
            <text:p text:style-name="Standard"/>
            <text:p text:style-name="Standard"/>
            <text:list xml:id="list3075092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Heading_20_4" text:outline-level="4">Coop Marked Tustna<text:span text:style-name="T3"> <text:s/></text:span>Butikkmedarbeider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Date">Sommer 2015</text:p>
            <text:p text:style-name="Standard"/>
            <text:p text:style-name="Standard">Kassearbeid, vare påfylling, tilkalling varetelling<text:span text:style-name="T3">.</text:span></text:p>
            <text:list xml:id="list30734975" text:continue-numbering="true" text:style-name="Outline">
              <text:list-item>
                <text:list>
                  <text:list-item>
                    <text:h text:style-name="P4" text:outline-level="2"><text:span text:style-name="T3">Kurs:</text:span></text:h>
                  </text:list-item>
                </text:list>
              </text:list-item>
            </text:list>
            <text:p text:style-name="Standard">Kodehode Jobloop</text:p>
            <text:p text:style-name="Text_20_body">2024-2025</text:p>
            <text:p text:style-name="Text_20_body">Et innledende kurs om frontend webdesign ved bruk av html, css, javscript og react.</text:p>
            <text:list xml:id="list30755442" text:continue-numbering="true" text:style-name="Outline">
              <text:list-item>
                <text:list>
                  <text:list-item>
                    <text:h text:style-name="Heading_20_2" text:outline-level="2"/>
                  </text:list-item>
                </text:list>
              </text:list-item>
            </text:list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2pt" style:language-asian="ja" style:country-asian="JP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entury Gothic" fo:font-size="12pt" fo:language="nb" fo:country="NO" style:font-name-asian="SimSun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9pt" style:font-size-asian="9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548ab7" style:font-name="Century Gothic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keep-together="always" fo:padding-left="0cm" fo:padding-right="0cm" fo:padding-top="0cm" fo:padding-bottom="0.035cm" fo:border-left="none" fo:border-right="none" fo:border-top="none" fo:border-bottom="0.035cm solid #94b6d2" fo:keep-with-next="always"/>
      <style:text-properties fo:text-transform="uppercase" style:font-name="Century Gothic" fo:font-size="11pt" fo:font-weight="bold" style:font-size-asian="11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212cm" fo:keep-together="always" fo:keep-with-next="always"/>
      <style:text-properties fo:text-transform="uppercase" fo:color="#548ab7" style:font-name="Century Gothic" fo:font-size="11pt" fo:font-weight="bold" style:font-size-asian="11pt" style:font-weight-asian="bold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text-properties fo:font-weight="bold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fo:text-transform="uppercase" fo:color="#000000" fo:font-size="48pt" fo:font-weight="bold" style:font-size-asian="48pt" style:font-weight-asian="bold" style:font-size-complex="3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000000" fo:font-size="16pt" fo:letter-spacing="0.034cm" fo:font-style="italic" style:font-size-asian="16pt" style:font-style-asian="italic" style:font-size-complex="14pt" style:font-style-complex="italic" style:text-scale="86%"/>
    </style:style>
    <style:style style:name="Date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Overskrift_20_2_20_Tegn" style:display-name="Overskrift 2 Tegn" style:family="text" style:parent-style-name="Default_20_Paragraph_20_Font">
      <style:text-properties fo:text-transform="uppercase" style:font-name="Century Gothic" fo:font-size="11pt" fo:font-weight="bold" style:font-size-asian="11pt" style:font-weight-asian="bold" style:font-size-complex="13pt" style:font-weight-complex="bold"/>
    </style:style>
    <style:style style:name="Tittel_20_Tegn" style:display-name="Tittel Tegn" style:family="text" style:parent-style-name="Default_20_Paragraph_20_Font">
      <style:text-properties fo:text-transform="uppercase" fo:color="#000000" fo:font-size="48pt" style:font-size-asian="48pt" style:font-size-complex="3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Overskrift_20_1_20_Tegn" style:display-name="Overskrift 1 Tegn" style:family="text" style:parent-style-name="Default_20_Paragraph_20_Font">
      <style:text-properties fo:color="#548ab7" style:font-name="Century Gothic" fo:font-size="16pt" style:font-size-asian="16pt" style:font-size-complex="16pt"/>
    </style:style>
    <style:style style:name="Dato_20_Tegn" style:display-name="Dato Tegn" style:family="text" style:parent-style-name="Default_20_Paragraph_20_Font">
      <style:text-properties fo:font-size="9pt" style:font-size-asian="9pt" style:font-size-complex="11pt"/>
    </style:style>
    <style:style style:name="Internet_20_link" style:display-name="Internet link" style:family="text" style:parent-style-name="Default_20_Paragraph_20_Font">
      <style:text-properties fo:color="#b85a2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Topptekst_20_Tegn" style:display-name="Topptekst Tegn" style:family="text" style:parent-style-name="Default_20_Paragraph_20_Font">
      <style:text-properties fo:font-size="11pt" style:font-size-asian="11pt" style:font-size-complex="11pt"/>
    </style:style>
    <style:style style:name="Bunntekst_20_Tegn" style:display-name="Bunntekst Tegn" style:family="text" style:parent-style-name="Default_20_Paragraph_20_Font">
      <style:text-properties fo:font-size="11pt" style:font-size-asian="11pt" style:font-size-complex="11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Undertittel_20_Tegn" style:display-name="Undertittel Tegn" style:family="text" style:parent-style-name="Default_20_Paragraph_20_Font">
      <style:text-properties fo:color="#000000" fo:font-size="16pt" fo:letter-spacing="0.034cm" style:font-size-asian="16pt" style:font-size-complex="14pt" style:text-scale="86%"/>
    </style:style>
    <style:style style:name="Overskrift_20_3_20_Tegn" style:display-name="Overskrift 3 Tegn" style:family="text" style:parent-style-name="Default_20_Paragraph_20_Font">
      <style:text-properties fo:text-transform="uppercase" fo:color="#548ab7" style:font-name="Century Gothic" fo:font-size="11pt" fo:font-weight="bold" style:font-size-asian="11pt" style:font-weight-asian="bold"/>
    </style:style>
    <style:style style:name="Overskrift_20_4_20_Tegn" style:display-name="Overskrift 4 Tegn" style:family="text" style:parent-style-name="Default_20_Paragraph_20_Font">
      <style:text-properties fo:font-size="9pt" fo:font-weight="bold" style:font-size-asian="9pt" style:font-weight-asian="bold" style:font-size-complex="11pt"/>
    </style:style>
    <style:style style:name="Bobletekst_20_Tegn" style:display-name="Bobletekst Tegn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8</meta:editing-cycles>
    <meta:creation-date>2023-07-11T11:27:00</meta:creation-date>
    <dc:date>2025-02-05T10:48:31.74</dc:date>
    <meta:editing-duration>PT19M32S</meta:editing-duration>
    <meta:generator>OpenOffice/4.1.15$Win32 OpenOffice.org_project/4115m2$Build-9813</meta:generator>
    <dc:creator>bønna wiltersen</dc:creator>
    <meta:document-statistic meta:table-count="1" meta:image-count="0" meta:object-count="0" meta:page-count="1" meta:paragraph-count="41" meta:word-count="113" meta:character-count="9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lågrå CV" xlink:href=""/>
  </office:meta>
</office:document-meta>
</file>